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79.52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79.23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6.05mm"/>
    </style:style>
    <style:style style:name="co13" style:family="table-column">
      <style:table-column-properties fo:break-before="auto" style:column-width="26.69mm"/>
    </style:style>
    <style:style style:name="co14" style:family="table-column">
      <style:table-column-properties fo:break-before="auto" style:column-width="35.67mm"/>
    </style:style>
    <style:style style:name="co15" style:family="table-column">
      <style:table-column-properties fo:break-before="auto" style:column-width="15.24mm"/>
    </style:style>
    <style:style style:name="co16" style:family="table-column">
      <style:table-column-properties fo:break-before="auto" style:column-width="3.19mm"/>
    </style:style>
    <style:style style:name="co17" style:family="table-column">
      <style:table-column-properties fo:break-before="auto" style:column-width="17.43mm"/>
    </style:style>
    <style:style style:name="co18" style:family="table-column">
      <style:table-column-properties fo:break-before="auto" style:column-width="41.38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#dddddd"/>
      <style:text-properties style:use-window-font-color="true" style:font-name="FreeMono" fo:font-weight="normal" style:font-weight-asian="normal" style:font-weight-complex="normal"/>
    </style:style>
    <style:style style:name="ce3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4" style:family="table-cell" style:parent-style-name="Default" style:data-style-name="N100">
      <style:table-cell-properties fo:background-color="#dddddd" fo:border="none"/>
      <style:text-properties style:use-window-font-color="true" style:font-name="FreeMono" fo:font-weight="normal" style:font-weight-asian="normal" style:font-weight-complex="normal"/>
    </style:style>
    <style:style style:name="ce5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ffff99" fo:border="none"/>
      <style:text-properties style:use-window-font-color="true" style:font-name="FreeMono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99"/>
      <style:text-properties style:use-window-font-color="true" style:font-name="FreeMono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transparent"/>
      <style:text-properties style:use-window-font-color="true" style:font-name="FreeMono" fo:font-weight="bold" style:font-weight-asian="bold" style:font-weight-complex="bold"/>
    </style:style>
    <style:style style:name="ce10" style:family="table-cell" style:parent-style-name="Default" style:data-style-name="N100">
      <style:table-cell-properties fo:border="none"/>
    </style:style>
    <style:style style:name="ce11" style:family="table-cell" style:parent-style-name="Default" style:data-style-name="N100">
      <style:table-cell-properties fo:background-color="transparent" fo:border="none"/>
      <style:text-properties fo:color="#0000ff" style:font-name="FreeMono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transparent"/>
      <style:text-properties fo:color="#006600" style:font-name="FreeMono"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fo:background-color="transparent" fo:border="none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transparent" fo:border="none"/>
      <style:text-properties fo:color="#0000ff" style:font-name="FreeMono"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i2c-core-ba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number-columns-repeated="2" table:default-cell-style-name="ce1"/>
        <table:table-column table:style-name="co19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_fmt(fmt) "i2c-core: " fm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t-bindings/i2c/i2c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acpi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clk/clk-conf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completion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delay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err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errno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gpio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i2c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idr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init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irqflags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jump_label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kernel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module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mutex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of_device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of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of_irq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pm_domain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pm_runtime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pm_wakeirq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property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rwsem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slab.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2c-core.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REATE_TRACE_POIN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ce/events/i2c.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2C_ADDR_OFFSET_TEN_BIT</text:p>
          </table:table-cell>
          <table:table-cell table:number-columns-repeated="2"/>
          <table:table-cell office:value-type="string" calcext:value-type="string">
            <text:p>0xa00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2C_ADDR_OFFSET_SLAVE</text:p>
          </table:table-cell>
          <table:table-cell table:number-columns-repeated="2"/>
          <table:table-cell office:value-type="string" calcext:value-type="string">
            <text:p>0x1000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2C_ADDR_7BITS_MAX</text:p>
          </table:table-cell>
          <table:table-cell table:number-columns-repeated="2"/>
          <table:table-cell office:value-type="string" calcext:value-type="string">
            <text:p>0x77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2C_ADDR_7BITS_COUNT</text:p>
          </table:table-cell>
          <table:table-cell table:number-columns-repeated="2"/>
          <table:table-cell office:value-type="string" calcext:value-type="string">
            <text:p>(I2C_ADDR_7BITS_MAX + 1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3"/>
          <table:table-cell table:style-name="ce6" office:value-type="string" calcext:value-type="string">
            <text:p>DEFINE_MUTEX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core_lock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3"/>
          <table:table-cell table:style-name="ce6" office:value-type="string" calcext:value-type="string">
            <text:p>DEFINE_IDR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i2c_adapter_idr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i2c_detec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i2c_driver</text:p>
          </table:table-cell>
          <table:table-cell table:style-name="ce3" office:value-type="string" calcext:value-type="string">
            <text:p>*driver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4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static_key</text:p>
          </table:table-cell>
          <table:table-cell table:style-name="ce11" office:value-type="string" calcext:value-type="string">
            <text:p>i2c_trace_msg</text:p>
          </table:table-cell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= STATIC_KEY_INIT_FALSE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5"/>
          <table:table-cell table:style-name="ce3" office:value-type="string" calcext:value-type="string">
            <text:p>bool</text:p>
          </table:table-cell>
          <table:table-cell table:style-name="ce11" office:value-type="string" calcext:value-type="string">
            <text:p>is_registered</text:p>
          </table:table-cell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i2c_transfer_trace_reg</text:p>
          </table:table-cell>
          <table:table-cell table:style-name="ce3"/>
          <table:table-cell table:style-name="ce3" office:value-type="string" calcext:value-type="string">
            <text:p>void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i2c_transfer_trace_unreg</text:p>
          </table:table-cell>
          <table:table-cell table:style-name="ce3"/>
          <table:table-cell table:style-name="ce3" office:value-type="string" calcext:value-type="string">
            <text:p>void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2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const struct</text:p>
          </table:table-cell>
          <table:table-cell table:style-name="ce3" office:value-type="string" calcext:value-type="string">
            <text:p>i2c_device_id</text:p>
          </table:table-cell>
          <table:table-cell table:style-name="ce7" office:value-type="string" calcext:value-type="string">
            <text:p>*i2c_match_id</text:p>
          </table:table-cell>
          <table:table-cell table:style-name="ce3"/>
          <table:table-cell table:style-name="ce10" table:number-columns-repeated="5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onst struct</text:p>
          </table:table-cell>
          <table:table-cell office:value-type="string" calcext:value-type="string">
            <text:p>i2c_device_id</text:p>
          </table:table-cell>
          <table:table-cell office:value-type="string" calcext:value-type="string">
            <text:p>*id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const struct</text:p>
          </table:table-cell>
          <table:table-cell table:style-name="ce3" office:value-type="string" calcext:value-type="string">
            <text:p>i2c_client</text:p>
          </table:table-cell>
          <table:table-cell table:style-name="ce3" office:value-type="string" calcext:value-type="string">
            <text:p>*client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EXPORT_SYMBOL_GPL(i2c_match_id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i2c_device_match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_driver</text:p>
          </table:table-cell>
          <table:table-cell table:style-name="ce3" office:value-type="string" calcext:value-type="string">
            <text:p>*dr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i2c_device_uevent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kobj_uevent_env</text:p>
          </table:table-cell>
          <table:table-cell table:style-name="ce3" office:value-type="string" calcext:value-type="string">
            <text:p>*en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get_scl_gpio_value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i2c_adapter</text:p>
          </table:table-cell>
          <table:table-cell table:style-name="ce3" office:value-type="string" calcext:value-type="string">
            <text:p>*adap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set_scl_gpio_value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val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get_sda_gpio_value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i2c_adapter</text:p>
          </table:table-cell>
          <table:table-cell table:style-name="ce3" office:value-type="string" calcext:value-type="string">
            <text:p>*adap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i2c_get_gpios_for_recovery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i2c_adapter</text:p>
          </table:table-cell>
          <table:table-cell table:style-name="ce3" office:value-type="string" calcext:value-type="string">
            <text:p>*adap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8" office:value-type="string" calcext:value-type="string">
            <text:p>i2c_put_gpios_for_recovery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i2c_adapter</text:p>
          </table:table-cell>
          <table:table-cell table:style-name="ce3" office:value-type="string" calcext:value-type="string">
            <text:p>*adap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COVERY_NDELAY</text:p>
          </table:table-cell>
          <table:table-cell/>
          <table:table-cell office:value-type="string" calcext:value-type="string">
            <text:p>500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RECOVERY_CLK_CNT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table:number-columns-repeated="7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generic_recovery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generic_scl_recovery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generic_scl_recovery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generic_gpio_recovery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generic_gpio_recovery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recover_bu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recover_bus)</text:p>
          </table:table-cell>
          <table:table-cell table:number-columns-repeated="1023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init_recovery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i2c_adapter</text:p>
          </table:table-cell>
          <table:table-cell table:style-name="ce3" office:value-type="string" calcext:value-type="string">
            <text:p>*adap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smbus_host_notify_to_irq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const struct</text:p>
          </table:table-cell>
          <table:table-cell table:style-name="ce3" office:value-type="string" calcext:value-type="string">
            <text:p>i2c_client</text:p>
          </table:table-cell>
          <table:table-cell table:style-name="ce3" office:value-type="string" calcext:value-type="string">
            <text:p>*client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6" office:value-type="string" calcext:value-type="string">
            <text:p>i2c_device_probe</text:p>
          </table:table-cell>
          <table:table-cell table:style-name="ce3" table:number-columns-repeated="6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device_remove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4"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device_shutdown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void</text:p>
          </table:table-cell>
          <table:table-cell table:style-name="ce6" office:value-type="string" calcext:value-type="string">
            <text:p>i2c_client_dev_release</text:p>
          </table:table-cell>
          <table:table-cell table:style-name="ce3" table:number-columns-repeated="6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ssize_t</text:p>
          </table:table-cell>
          <table:table-cell table:style-name="ce6" office:value-type="string" calcext:value-type="string">
            <text:p>show_name</text:p>
          </table:table-cell>
          <table:table-cell table:style-name="ce3" table:number-columns-repeated="6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_attribute</text:p>
          </table:table-cell>
          <table:table-cell office:value-type="string" calcext:value-type="string">
            <text:p>*attr</text:p>
          </table:table-cell>
          <table:table-cell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*buf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3"/>
          <table:table-cell table:style-name="ce9" office:value-type="string" calcext:value-type="string">
            <text:p>DEVICE_ATTR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table:number-columns-repeated="4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S_IRUGO</text:p>
          </table:table-cell>
          <table:table-cell table:number-columns-repeated="4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show_nam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ssize_t</text:p>
          </table:table-cell>
          <table:table-cell table:style-name="ce6" office:value-type="string" calcext:value-type="string">
            <text:p>show_modalias</text:p>
          </table:table-cell>
          <table:table-cell table:style-name="ce3" table:number-columns-repeated="6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_attribute</text:p>
          </table:table-cell>
          <table:table-cell table:style-name="ce3" office:value-type="string" calcext:value-type="string">
            <text:p>*attr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*buf</text:p>
          </table:table-cell>
          <table:table-cell table:number-columns-repeated="1016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3"/>
          <table:table-cell table:style-name="ce9" office:value-type="string" calcext:value-type="string">
            <text:p>DEVICE_ATTR</text:p>
          </table:table-cell>
          <table:table-cell table:number-columns-repeated="1019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modalias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S_IRUG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how_modalias</text:p>
          </table:table-cell>
          <table:table-cell table:number-columns-repeated="1016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NULL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4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attribute</text:p>
          </table:table-cell>
          <table:table-cell table:style-name="ce11" office:value-type="string" calcext:value-type="string">
            <text:p>*i2c_dev_attrs[]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&amp;dev_attr_name.att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&amp;dev_attr_modalias.attr</text:p>
          </table:table-cell>
          <table:table-cell table:number-columns-repeated="1016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NULL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office:value-type="string" calcext:value-type="string">
            <text:p>ATTRIBUTE_GROUPS(i2c_dev)</text:p>
          </table:table-cell>
          <table:table-cell table:style-name="ce3" table:number-columns-repeated="4"/>
          <table:table-cell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bus_type</text:p>
          </table:table-cell>
          <table:table-cell table:style-name="ce9" office:value-type="string" calcext:value-type="string">
            <text:p>i2c_bus_type</text:p>
          </table:table-cell>
          <table:table-cell table:number-columns-repeated="1016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.name = "i2c"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.match = i2c_device_match</text:p>
          </table:table-cell>
          <table:table-cell table:number-columns-repeated="1016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.probe = i2c_device_probe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.remove = i2c_device_remove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.shutdown = i2c_device_shut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bus_type)</text:p>
          </table:table-cell>
          <table:table-cell table:number-columns-repeated="1023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_type</text:p>
          </table:table-cell>
          <table:table-cell table:style-name="ce6" office:value-type="string" calcext:value-type="string">
            <text:p>i2c_client_type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.groups = i2c_dev_groups</text:p>
          </table:table-cell>
          <table:table-cell table:number-columns-repeated="1016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.uevent = i2c_device_uevent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.release = i2c_client_dev_releas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ORT_SYMBOL_GPL(i2c_client_type)</text:p>
          </table:table-cell>
          <table:table-cell table:style-name="ce3" table:number-columns-repeated="10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table:style-name="ce9" office:value-type="string" calcext:value-type="string">
            <text:p>*i2c_verify_client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EXPORT_SYMBOL(i2c_verify_client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unsigned short</text:p>
          </table:table-cell>
          <table:table-cell table:style-name="ce9" office:value-type="string" calcext:value-type="string">
            <text:p>i2c_encode_flags_to_add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heck_addr_validity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addr</text:p>
          </table:table-cell>
          <table:table-cell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unsigned short</text:p>
          </table:table-cell>
          <table:table-cell table:style-name="ce3" office:value-type="string" calcext:value-type="string">
            <text:p>flags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5"/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heck_7bit_addr_validity_strict</text:p>
          </table:table-cell>
          <table:table-cell/>
          <table:table-cell office:value-type="string" calcext:value-type="string">
            <text:p>unsigned short</text:p>
          </table:table-cell>
          <table:table-cell office:value-type="string" calcext:value-type="string">
            <text:p>addr</text:p>
          </table:table-cell>
          <table:table-cell table:number-columns-repeated="4"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i2c_check_addr_bus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4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addr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heck_mux_parent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add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heck_mux_children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addr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heck_addr_bus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add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adapter_lock_bu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int</text:p>
          </table:table-cell>
          <table:table-cell office:value-type="string" calcext:value-type="string">
            <text:p>flag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adapter_trylock_bu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int</text:p>
          </table:table-cell>
          <table:table-cell office:value-type="string" calcext:value-type="string">
            <text:p>flag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adapter_unlock_bu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int</text:p>
          </table:table-cell>
          <table:table-cell office:value-type="string" calcext:value-type="string">
            <text:p>flag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dev_set_nam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dev_irq_from_resources</text:p>
          </table:table-cell>
          <table:table-cell office:value-type="string" calcext:value-type="string">
            <text:p>const struct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*resource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int</text:p>
          </table:table-cell>
          <table:table-cell office:value-type="string" calcext:value-type="string">
            <text:p>num_resource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ruct</text:p>
          </table:table-cell>
          <table:table-cell table:number-columns-repeated="2"/>
          <table:table-cell office:value-type="string" calcext:value-type="string">
            <text:p>i2c_client</text:p>
          </table:table-cell>
          <table:table-cell table:style-name="ce9" office:value-type="string" calcext:value-type="string">
            <text:p>*i2c_new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board_info</text:p>
          </table:table-cell>
          <table:table-cell office:value-type="string" calcext:value-type="string">
            <text:p>const *inf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new_devic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unregister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unregister_devic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const struct</text:p>
          </table:table-cell>
          <table:table-cell office:value-type="string" calcext:value-type="string">
            <text:p>i2c_device_id</text:p>
          </table:table-cell>
          <table:table-cell table:style-name="ce9" office:value-type="string" calcext:value-type="string">
            <text:p>dummy_id[]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{ "dummy", 0 }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{ }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dummy_prob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onst struct</text:p>
          </table:table-cell>
          <table:table-cell office:value-type="string" calcext:value-type="string">
            <text:p>i2c_device_id</text:p>
          </table:table-cell>
          <table:table-cell office:value-type="string" calcext:value-type="string">
            <text:p>*id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dummy_remov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table:style-name="ce9" office:value-type="string" calcext:value-type="string">
            <text:p>dummy_driv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driver.name = "dummy"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probe = dummy_prob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remove = dummy_remov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id_table = dummy_id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ruct</text:p>
          </table:table-cell>
          <table:table-cell table:number-columns-repeated="2"/>
          <table:table-cell office:value-type="string" calcext:value-type="string">
            <text:p>i2c_client</text:p>
          </table:table-cell>
          <table:table-cell table:style-name="ce9" office:value-type="string" calcext:value-type="string">
            <text:p>*i2c_new_dumm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16</text:p>
          </table:table-cell>
          <table:table-cell office:value-type="string" calcext:value-type="string">
            <text:p>addr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new_dummy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table:style-name="ce9" office:value-type="string" calcext:value-type="string">
            <text:p>*i2c_new_secondary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nst char</text:p>
          </table:table-cell>
          <table:table-cell office:value-type="string" calcext:value-type="string">
            <text:p>*nam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16</text:p>
          </table:table-cell>
          <table:table-cell office:value-type="string" calcext:value-type="string">
            <text:p>default_add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new_secondary_device)</text:p>
          </table:table-cell>
          <table:table-cell table:number-columns-repeated="1023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adapter_dev_releas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nsigned int</text:p>
          </table:table-cell>
          <table:table-cell table:style-name="ce9" office:value-type="string" calcext:value-type="string">
            <text:p>i2c_adapter_depth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adapter_depth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ssize_t</text:p>
          </table:table-cell>
          <table:table-cell table:style-name="ce9" office:value-type="string" calcext:value-type="string">
            <text:p>i2c_sysfs_new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_attribute</text:p>
          </table:table-cell>
          <table:table-cell office:value-type="string" calcext:value-type="string">
            <text:p>*att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nst char</text:p>
          </table:table-cell>
          <table:table-cell office:value-type="string" calcext:value-type="string">
            <text:p>*buf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ize_t</text:p>
          </table:table-cell>
          <table:table-cell office:value-type="string" calcext:value-type="string">
            <text:p>count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3"/>
          <table:table-cell table:style-name="ce9" office:value-type="string" calcext:value-type="string">
            <text:p>DEVICE_ATTR</text:p>
          </table:table-cell>
          <table:table-cell table:number-columns-repeated="2"/>
          <table:table-cell office:value-type="string" calcext:value-type="string">
            <text:p>new_devic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_IWUS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2c_sysfs_new_device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ssize_t</text:p>
          </table:table-cell>
          <table:table-cell table:style-name="ce9" office:value-type="string" calcext:value-type="string">
            <text:p>i2c_sysfs_delete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_attribute</text:p>
          </table:table-cell>
          <table:table-cell office:value-type="string" calcext:value-type="string">
            <text:p>*att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nst char</text:p>
          </table:table-cell>
          <table:table-cell office:value-type="string" calcext:value-type="string">
            <text:p>*buf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ize_t</text:p>
          </table:table-cell>
          <table:table-cell office:value-type="string" calcext:value-type="string">
            <text:p>count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3"/>
          <table:table-cell table:style-name="ce9" office:value-type="string" calcext:value-type="string">
            <text:p>DEVICE_ATTR_IGNORE_LOCKDEP</text:p>
          </table:table-cell>
          <table:table-cell table:number-columns-repeated="2"/>
          <table:table-cell office:value-type="string" calcext:value-type="string">
            <text:p>delete_devic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_IWUS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2c_sysfs_delete_device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struct</text:p>
          </table:table-cell>
          <table:table-cell office:value-type="string" calcext:value-type="string">
            <text:p>attribute</text:p>
          </table:table-cell>
          <table:table-cell table:style-name="ce9" office:value-type="string" calcext:value-type="string">
            <text:p>*i2c_adapter_attrs[]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&amp;dev_attr_name.att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&amp;dev_attr_new_device.att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&amp;dev_attr_delete_device.att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TRIBUTE_GROUPS(i2c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_type</text:p>
          </table:table-cell>
          <table:table-cell table:style-name="ce9" office:value-type="string" calcext:value-type="string">
            <text:p>i2c_adapter_ty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groups = i2c_adapter_group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release = i2c_adapter_dev_rel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adapter_typ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table:style-name="ce9" office:value-type="string" calcext:value-type="string">
            <text:p>*i2c_verify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verify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struct</text:p>
          </table:table-cell>
          <table:table-cell office:value-type="string" calcext:value-type="string">
            <text:p>class_compat</text:p>
          </table:table-cell>
          <table:table-cell table:style-name="ce9" office:value-type="string" calcext:value-type="string">
            <text:p>*i2c_adapter_compat_clas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scan_static_board_info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do_add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office:value-type="string" calcext:value-type="string">
            <text:p>*driv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process_new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_driver</text:p>
          </table:table-cell>
          <table:table-cell office:value-type="string" calcext:value-type="string">
            <text:p>*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const struct</text:p>
          </table:table-cell>
          <table:table-cell office:value-type="string" calcext:value-type="string">
            <text:p>i2c_lock_operations</text:p>
          </table:table-cell>
          <table:table-cell table:style-name="ce9" office:value-type="string" calcext:value-type="string">
            <text:p>i2c_adapter_lock_op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lock_bus = <text:s text:c="3"/>i2c_adapter_lock_bu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trylock_bus = i2c_adapter_trylock_bu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unlock_bus = <text:s/>i2c_adapter_unlock_bu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host_notify_irq_teardown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host_notify_irq_map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rq_domain</text:p>
          </table:table-cell>
          <table:table-cell office:value-type="string" calcext:value-type="string">
            <text:p>*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int</text:p>
          </table:table-cell>
          <table:table-cell office:value-type="string" calcext:value-type="string">
            <text:p>virq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rq_hw_number_t</text:p>
          </table:table-cell>
          <table:table-cell office:value-type="string" calcext:value-type="string">
            <text:p>hw_irq_num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const struct</text:p>
          </table:table-cell>
          <table:table-cell office:value-type="string" calcext:value-type="string">
            <text:p>irq_domain_ops</text:p>
          </table:table-cell>
          <table:table-cell table:style-name="ce9" office:value-type="string" calcext:value-type="string">
            <text:p>i2c_host_notify_irq_op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.map = i2c_host_notify_irq_m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setup_host_notify_irq_domain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handle_smbus_host_notif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short</text:p>
          </table:table-cell>
          <table:table-cell office:value-type="string" calcext:value-type="string">
            <text:p>add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handle_smbus_host_notify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register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i2c_add_numbered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add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add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add_numbered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add_numbered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do_del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office:value-type="string" calcext:value-type="string">
            <text:p>*driv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unregister_clien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ummy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unregister_dumm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ummy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process_removed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_driver</text:p>
          </table:table-cell>
          <table:table-cell office:value-type="string" calcext:value-type="string">
            <text:p>*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del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del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parse_fw_timing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timings</text:p>
          </table:table-cell>
          <table:table-cell office:value-type="string" calcext:value-type="string">
            <text:p>*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ool</text:p>
          </table:table-cell>
          <table:table-cell office:value-type="string" calcext:value-type="string">
            <text:p>use_defaul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parse_fw_timings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for_each_dev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(*fn)(struct device *, void *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for_each_dev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process_new_driv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register_driv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*own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office:value-type="string" calcext:value-type="string">
            <text:p>*driv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register_driv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process_removed_driv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del_driv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office:value-type="string" calcext:value-type="string">
            <text:p>*driv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del_driv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table:style-name="ce9" office:value-type="string" calcext:value-type="string">
            <text:p>*i2c_use_clien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use_client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release_clien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release_client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/>
          <table:table-cell table:style-name="ce9" office:value-type="string" calcext:value-type="string">
            <text:p>i2c_cmd_arg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</text:p>
          </table:table-cell>
          <table:table-cell office:value-type="string" calcext:value-type="string">
            <text:p>cm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arg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md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_arg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clients_command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int</text:p>
          </table:table-cell>
          <table:table-cell office:value-type="string" calcext:value-type="string">
            <text:p>cm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a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clients_command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 __init</text:p>
          </table:table-cell>
          <table:table-cell table:style-name="ce9" office:value-type="string" calcext:value-type="string">
            <text:p>i2c_init</text:p>
          </table:table-cell>
          <table:table-cell/>
          <table:table-cell office:value-type="string" calcext:value-type="string">
            <text:p>void</text:p>
          </table:table-cell>
          <table:table-cell table:number-columns-repeated="1017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 __exit</text:p>
          </table:table-cell>
          <table:table-cell table:style-name="ce9" office:value-type="string" calcext:value-type="string">
            <text:p>i2c_exit</text:p>
          </table:table-cell>
          <table:table-cell/>
          <table:table-cell office:value-type="string" calcext:value-type="string">
            <text:p>void</text:p>
          </table:table-cell>
          <table:table-cell table:number-columns-repeated="1017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postcore_initcall(i2c_ini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ule_exit(i2c_exit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quirk_erro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 office:value-type="string" calcext:value-type="string">
            <text:p>*msg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*err_msg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check_for_quirk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 office:value-type="string" calcext:value-type="string">
            <text:p>*msg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__i2c_transf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 office:value-type="string" calcext:value-type="string">
            <text:p>*msg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__i2c_transf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transf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msg</text:p>
          </table:table-cell>
          <table:table-cell office:value-type="string" calcext:value-type="string">
            <text:p>*msg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t</text:p>
          </table:table-cell>
          <table:table-cell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transf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master_send</text:p>
          </table:table-cell>
          <table:table-cell office:value-type="string" calcext:value-type="string">
            <text:p>const 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nst char</text:p>
          </table:table-cell>
          <table:table-cell office:value-type="string" calcext:value-type="string">
            <text:p>*buf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co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master_send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master_recv</text:p>
          </table:table-cell>
          <table:table-cell office:value-type="string" calcext:value-type="string">
            <text:p>const 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*buf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co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master_recv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default_prob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short</text:p>
          </table:table-cell>
          <table:table-cell office:value-type="string" calcext:value-type="string">
            <text:p>add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detect_addres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temp_clien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office:value-type="string" calcext:value-type="string">
            <text:p>*drive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detec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driver</text:p>
          </table:table-cell>
          <table:table-cell office:value-type="string" calcext:value-type="string">
            <text:p>*drive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9" office:value-type="string" calcext:value-type="string">
            <text:p>i2c_probe_func_quick_read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short</text:p>
          </table:table-cell>
          <table:table-cell office:value-type="string" calcext:value-type="string">
            <text:p>add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probe_func_quick_read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table:style-name="ce9" office:value-type="string" calcext:value-type="string">
            <text:p>*i2c_new_probed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board_info</text:p>
          </table:table-cell>
          <table:table-cell office:value-type="string" calcext:value-type="string">
            <text:p>*inf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short const</text:p>
          </table:table-cell>
          <table:table-cell office:value-type="string" calcext:value-type="string">
            <text:p>*addr_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(*probe)(struct i2c_adapter *, unsigned short add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new_probed_devic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table:style-name="ce9" office:value-type="string" calcext:value-type="string">
            <text:p>*i2c_get_adapter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n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get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9" office:value-type="string" calcext:value-type="string">
            <text:p>i2c_put_adap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i2c_put_adap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MODULE_AUTHOR("Simon G. Vogl &lt;simon@tk.uni-linz.ac.at&gt;"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ULE_DESCRIPTION("I2C-Bus main module"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ULE_LICENSE("GPL")</text:p>
          </table:table-cell>
          <table:table-cell table:number-columns-repeated="1023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2c-core-o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number-columns-repeated="2" table:default-cell-style-name="ce1"/>
        <table:table-column table:style-name="co19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dt-bindings/i2c/i2c.h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linux/device.h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linux/err.h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linux/i2c.h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linux/module.h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linux/of.h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linux/of_device.h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i2c-core.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table:style-name="ce8" office:value-type="string" calcext:value-type="string">
            <text:p>*of_i2c_register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_node</text:p>
          </table:table-cell>
          <table:table-cell office:value-type="string" calcext:value-type="string">
            <text:p>*node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8" office:value-type="string" calcext:value-type="string">
            <text:p>of_i2c_register_device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office:value-type="string" calcext:value-type="string">
            <text:p>*adap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string" calcext:value-type="string">
            <text:p>of_dev_node_match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table:style-name="ce8" office:value-type="string" calcext:value-type="string">
            <text:p>*of_find_i2c_device_by_nod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_node</text:p>
          </table:table-cell>
          <table:table-cell office:value-type="string" calcext:value-type="string">
            <text:p>*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of_find_i2c_device_by_nod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table:style-name="ce8" office:value-type="string" calcext:value-type="string">
            <text:p>*of_find_i2c_adapter_by_nod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_node</text:p>
          </table:table-cell>
          <table:table-cell office:value-type="string" calcext:value-type="string">
            <text:p>*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of_find_i2c_adapter_by_nod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i2c_adapter</text:p>
          </table:table-cell>
          <table:table-cell table:style-name="ce8" office:value-type="string" calcext:value-type="string">
            <text:p>*of_get_i2c_adapter_by_nod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_node</text:p>
          </table:table-cell>
          <table:table-cell office:value-type="string" calcext:value-type="string">
            <text:p>*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(of_get_i2c_adapter_by_nod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const struct</text:p>
          </table:table-cell>
          <table:table-cell office:value-type="string" calcext:value-type="string">
            <text:p>of_device_id</text:p>
          </table:table-cell>
          <table:table-cell table:style-name="ce8" office:value-type="string" calcext:value-type="string">
            <text:p>*i2c_of_match_device_sysfs</text:p>
          </table:table-cell>
          <table:table-cell office:value-type="string" calcext:value-type="string">
            <text:p>const struct</text:p>
          </table:table-cell>
          <table:table-cell office:value-type="string" calcext:value-type="string">
            <text:p>of_device_id</text:p>
          </table:table-cell>
          <table:table-cell office:value-type="string" calcext:value-type="string">
            <text:p>*matche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nst struct</text:p>
          </table:table-cell>
          <table:table-cell office:value-type="string" calcext:value-type="string">
            <text:p>of_device_id</text:p>
          </table:table-cell>
          <table:table-cell table:style-name="ce8" office:value-type="string" calcext:value-type="string">
            <text:p>*i2c_of_match_device</text:p>
          </table:table-cell>
          <table:table-cell office:value-type="string" calcext:value-type="string">
            <text:p>const struct</text:p>
          </table:table-cell>
          <table:table-cell office:value-type="string" calcext:value-type="string">
            <text:p>of_device_id</text:p>
          </table:table-cell>
          <table:table-cell office:value-type="string" calcext:value-type="string">
            <text:p>*matche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i2c_client</text:p>
          </table:table-cell>
          <table:table-cell office:value-type="string" calcext:value-type="string">
            <text:p>*cli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i2c_of_match_devic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string" calcext:value-type="string">
            <text:p>of_i2c_notif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notifier_block</text:p>
          </table:table-cell>
          <table:table-cell office:value-type="string" calcext:value-type="string">
            <text:p>*nb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signed long</text:p>
          </table:table-cell>
          <table:table-cell office:value-type="string" calcext:value-type="string">
            <text:p>action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arg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notifier_block</text:p>
          </table:table-cell>
          <table:table-cell table:style-name="ce11" office:value-type="string" calcext:value-type="string">
            <text:p>i2c_of_notifier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.notifier_call = of_i2c_notify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5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tc-ds3232.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number-columns-repeated="2" table:default-cell-style-name="ce1"/>
        <table:table-column table:style-name="co19" table:number-columns-repeated="100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&lt;linux/kernel.h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lt;linux/module.h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lt;linux/interrupt.h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lt;linux/i2c.h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lt;linux/spi/spi.h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lt;linux/rtc.h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lt;linux/bcd.h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lt;linux/slab.h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lt;linux/regmap.h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lt;linux/hwmon.h&gt;</text:p>
          </table:table-cell>
          <table:table-cell table:number-columns-repeated="1022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2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2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7"/>
          <table:table-cell table:style-name="ce2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7"/>
          <table:table-cell table:style-name="ce2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6"/>
          <table:table-cell table:style-name="ce26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/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7"/>
          <table:table-cell table:style-name="ce27"/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1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5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42">
          <table:table-cell table:number-columns-repeated="1024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1" table:number-rows-repeated="10481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 style:data-style-name="N2" text:time-value="06:05:31.611242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09:03:50.732831245</meta:creation-date>
    <dc:date>2018-07-14T10:07:35.163680681</dc:date>
    <meta:editing-duration>PT4H47M37S</meta:editing-duration>
    <meta:editing-cycles>34</meta:editing-cycles>
    <meta:generator>LibreOffice/5.4.6.2$Linux_X86_64 LibreOffice_project/40m0$Build-2</meta:generator>
    <meta:document-statistic meta:table-count="3" meta:cell-count="932" meta:object-count="0"/>
  </office:meta>
</office:document-meta>
</file>